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paragraph-properties fo:margin-top="0in" fo:margin-bottom="0in" loext:contextual-spacing="false"/>
    </style:style>
    <style:style style:name="P5" style:family="paragraph" style:parent-style-name="Preformatted_20_Text">
      <style:paragraph-properties fo:margin-top="0in" fo:margin-bottom="0.1965in" loext:contextual-spacing="fals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PromQL includes a wide variety of operators you can use to manipulate data in your queries. In this lesson, we provide an overview of what the various types of operators can do. We also demonstrate how to use operators by building some queries.</text:p>
      <text:h text:style-name="Heading_20_4" text:outline-level="4"><text:bookmark text:name="relevant-documentation"/>Relevant Documentation</text:h>
      <text:list xml:id="list655877410" text:style-name="L3">
        <text:list-item>
          <text:p text:style-name="P3"><text:a xlink:type="simple" xlink:href="https://prometheus.io/docs/prometheus/latest/querying/operators/" text:style-name="Internet_20_link" text:visited-style-name="Visited_20_Internet_20_Link">Operators</text:a></text:p>
        </text:list-item>
      </text:list>
      <text:h text:style-name="Heading_20_4" text:outline-level="4"><text:bookmark text:name="lesson-reference"/>Lesson Reference</text:h>
      <text:p text:style-name="Text_20_body">Access the Prometheus expression browser for your Prometheus server in a web browser. Be sure to use the public IP address of your Prometheus server:</text:p>
      <text:p text:style-name="P5"><text:span text:style-name="Source_20_Text">http://&lt;PROMETHEUS_SERVER_PUBLIC_IP&gt;:9090</text:span></text:p>
      <text:p text:style-name="Text_20_body">Use an arithmetic operator:</text:p>
      <text:p text:style-name="P5"><text:span text:style-name="Source_20_Text">node_cpu_seconds_total * 2</text:span></text:p>
      <text:p text:style-name="Text_20_body">Experiment with combining datasets using an arithmetic operator:</text:p>
      <text:p text:style-name="P5"><text:span text:style-name="Source_20_Text">node_cpu_seconds_total{mode="system"} + ignoring(mode) node_cpu_seconds_total{mode="user"}</text:span></text:p>
      <text:p text:style-name="P5"><text:span text:style-name="Source_20_Text">node_cpu_seconds_total{mode="system"} + on(cpu) node_cpu_seconds_total{mode="user"}</text:span></text:p>
      <text:p text:style-name="Text_20_body">Use a comparison operator to filter results:</text:p>
      <text:p text:style-name="P5"><text:span text:style-name="Source_20_Text">node_cpu_seconds_total == 0</text:span></text:p>
      <text:p text:style-name="Text_20_body">Use the <text:span text:style-name="Source_20_Text">bool</text:span> keyword to display the results of a comparison:</text:p>
      <text:p text:style-name="P5"><text:span text:style-name="Source_20_Text">node_cpu_seconds_total == bool 0</text:span></text:p>
      <text:p text:style-name="Text_20_body">Experiment with combining datasets using logical set operators:</text:p>
      <text:p text:style-name="P5"><text:span text:style-name="Source_20_Text">node_cpu_seconds_total</text:span></text:p>
      <text:p text:style-name="P5"><text:span text:style-name="Source_20_Text">node_cpu_guest_seconds_total</text:span></text:p>
      <text:p text:style-name="P5"><text:span text:style-name="Source_20_Text">node_cpu_seconds_total and node_cpu_guest_seconds_total</text:span></text:p>
      <text:p text:style-name="P5"><text:span text:style-name="Source_20_Text">node_cpu_seconds_total or node_cpu_guest_seconds_total</text:span></text:p>
      <text:p text:style-name="Text_20_body">Use an aggregation operator:</text:p>
      <text:p text:style-name="P5"><text:span text:style-name="Source_20_Text">node_cpu_seconds_total{mode="idle"}</text:span></text:p>
      <text:p text:style-name="P5"><text:span text:style-name="Source_20_Text">avg(node_cpu_seconds_total{mode="idle"})</text:span></text:p>
      <text:p text:style-name="P5"><text:span text:style-name="Source_20_Text">sum(node_cpu_seconds_total{mode="idle"})</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09T14:51:05.331131558</meta:creation-date>
    <dc:date>2020-08-09T20:27:29.335921302</dc:date>
    <meta:editing-duration>PT5H36M23S</meta:editing-duration>
    <meta:editing-cycles>3</meta:editing-cycles>
    <meta:generator>LibreOffice/6.0.7.3$Linux_X86_64 LibreOffice_project/00m0$Build-3</meta:generator>
    <meta:document-statistic meta:table-count="0" meta:image-count="0" meta:object-count="0" meta:page-count="1" meta:paragraph-count="24" meta:word-count="146" meta:character-count="1300" meta:non-whitespace-character-count="1179"/>
  </office:meta>
</office:document-meta>
</file>